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aa030" officeooo:paragraph-rsid="000aa030"/>
    </style:style>
    <style:style style:name="P3" style:family="paragraph" style:parent-style-name="Standard">
      <style:text-properties officeooo:paragraph-rsid="000aa030"/>
    </style:style>
    <style:style style:name="P4" style:family="paragraph" style:parent-style-name="Standard">
      <style:text-properties officeooo:rsid="000bd781" officeooo:paragraph-rsid="000bd78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bd781" officeooo:paragraph-rsid="000bd781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aa030"/>
    </style:style>
    <style:style style:name="P7" style:family="paragraph" style:parent-style-name="Standard">
      <style:text-properties officeooo:rsid="000aa030" officeooo:paragraph-rsid="000bd781"/>
    </style:style>
    <style:style style:name="P8" style:family="paragraph" style:parent-style-name="Standard">
      <style:text-properties officeooo:rsid="000aa030" officeooo:paragraph-rsid="000aa030"/>
    </style:style>
    <style:style style:name="T1" style:family="text">
      <style:text-properties officeooo:rsid="000aa030"/>
    </style:style>
    <style:style style:name="T2" style:family="text">
      <style:text-properties officeooo:rsid="000bd7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be done:</text:p>
      <text:p text:style-name="Standard"/>
      <text:p text:style-name="P3"><text:span text:style-name="T1">1.</text:span>docker</text:p>
      <text:p text:style-name="Standard"><text:span text:style-name="T1">2.</text:span>remove user type in login screen</text:p>
      <text:p text:style-name="P2">3.field finalization</text:p>
      <text:p text:style-name="P2">4.header styling,ui styling(images,icons,logo,text)</text:p>
      <text:p text:style-name="P2">5.donor card</text:p>
      <text:p text:style-name="P2">6.front end validation,email verification</text:p>
      <text:p text:style-name="P2">7.forgot password integration.</text:p>
      <text:p text:style-name="P2">8.dialog flow</text:p>
      <text:p text:style-name="Standard"><text:span text:style-name="T1">9.</text:span>logic for disease and organs in front end </text:p>
      <text:p text:style-name="P3"><text:span text:style-name="T1">10.</text:span>form upload(types)</text:p>
      <text:p text:style-name="P2">11.search integration</text:p>
      <text:p text:style-name="P2">12.withdraw organs</text:p>
      <text:p text:style-name="P4">13.fav icon</text:p>
      <text:p text:style-name="P4">14.delete account</text:p>
      <text:p text:style-name="P4">15.graphs with dynamic data</text:p>
      <text:p text:style-name="P5">16.unit testing and end to end testing</text:p>
      <text:p text:style-name="P4"/>
      <text:p text:style-name="P7">terms and condition in registration page,</text:p>
      <text:p text:style-name="Standard">waiting list</text:p>
      <text:p text:style-name="Standard">fix the issues(github<text:span text:style-name="T2">)</text:span></text:p>
      <text:p text:style-name="Standard">emergency number</text:p>
      <text:p text:style-name="Standard">minimize the scrollability</text:p>
      <text:p text:style-name="Standard">current value chain implementation</text:p>
      <text:p text:style-name="Standard">fraud detection</text:p>
      <text:p text:style-name="Standard">notifications</text:p>
      <text:p text:style-name="P2">government rules and legalities</text:p>
      <text:p text:style-name="P6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08:22.305257814</meta:creation-date>
    <meta:editing-duration>PT37M5S</meta:editing-duration>
    <meta:editing-cycles>2</meta:editing-cycles>
    <meta:generator>LibreOffice/6.0.7.3$Linux_X86_64 LibreOffice_project/00m0$Build-3</meta:generator>
    <dc:date>2019-09-04T21:40:37.617335968</dc:date>
    <meta:document-statistic meta:table-count="0" meta:image-count="0" meta:object-count="0" meta:page-count="1" meta:paragraph-count="26" meta:word-count="83" meta:character-count="635" meta:non-whitespace-character-count="577"/>
  </office:meta>
</office:document-meta>
</file>